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1882in"/>
    </style:style>
    <style:style style:name="co2" style:family="table-column">
      <style:table-column-properties fo:break-before="auto" style:column-width="0.9272in"/>
    </style:style>
    <style:style style:name="co3" style:family="table-column">
      <style:table-column-properties fo:break-before="auto" style:column-width="1.0252in"/>
    </style:style>
    <style:style style:name="co4" style:family="table-column">
      <style:table-column-properties fo:break-before="auto" style:column-width="0.448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5346in"/>
    </style:style>
    <style:style style:name="co7" style:family="table-column">
      <style:table-column-properties fo:break-before="auto" style:column-width="0.4917in"/>
    </style:style>
    <style:style style:name="co8" style:family="table-column">
      <style:table-column-properties fo:break-before="auto" style:column-width="0.872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style:font-name="Liberation Sans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row table:style-name="ro1">
          <table:table-cell table:style-name="ce1" office:value-type="string">
            <text:p>Section</text:p>
          </table:table-cell>
          <table:table-cell table:style-name="ce4" office:value-type="string">
            <text:p>Call</text:p>
          </table:table-cell>
          <table:table-cell table:style-name="ce4" office:value-type="string">
            <text:p>Extra Info</text:p>
          </table:table-cell>
          <table:table-cell table:style-name="ce4" office:value-type="string">
            <text:p>Year</text:p>
          </table:table-cell>
          <table:table-cell table:style-name="ce4" office:value-type="string">
            <text:p>Score</text:p>
          </table:table-cell>
          <table:table-cell table:style-name="ce4" office:value-type="string">
            <text:p>QSOs</text:p>
          </table:table-cell>
          <table:table-cell table:style-name="ce4" office:value-type="string">
            <text:p>Mults</text:p>
          </table:table-cell>
          <table:table-cell table:style-name="ce4" office:value-type="string">
            <text:p>Type</text:p>
          </table:table-cell>
        </table:table-row>
        <table:table-row table:style-name="ro1">
          <table:table-cell table:style-name="ce2" office:value-type="string">
            <text:p>Alameda</text:p>
          </table:table-cell>
          <table:table-cell office:value-type="string">
            <text:p>AD6E</text:p>
          </table:table-cell>
          <table:table-cell/>
          <table:table-cell office:value-type="float" office:value="2007">
            <text:p>2007</text:p>
          </table:table-cell>
          <table:table-cell office:value-type="float" office:value="248719">
            <text:p>248719</text:p>
          </table:table-cell>
          <table:table-cell office:value-type="float" office:value="1686">
            <text:p>1686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Alpine</text:p>
          </table:table-cell>
          <table:table-cell office:value-type="string">
            <text:p>AA6KX</text:p>
          </table:table-cell>
          <table:table-cell office:value-type="string">
            <text:p>(now N6NT)</text:p>
          </table:table-cell>
          <table:table-cell office:value-type="float" office:value="1994">
            <text:p>1994</text:p>
          </table:table-cell>
          <table:table-cell office:value-type="float" office:value="199557">
            <text:p>199557</text:p>
          </table:table-cell>
          <table:table-cell office:value-type="float" office:value="1421">
            <text:p>1421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Amador</text:p>
          </table:table-cell>
          <table:table-cell office:value-type="string">
            <text:p>AE6Y</text:p>
          </table:table-cell>
          <table:table-cell office:value-type="string">
            <text:p>@K6TA</text:p>
          </table:table-cell>
          <table:table-cell office:value-type="float" office:value="2009">
            <text:p>2009</text:p>
          </table:table-cell>
          <table:table-cell office:value-type="float" office:value="330997">
            <text:p>330997</text:p>
          </table:table-cell>
          <table:table-cell office:value-type="float" office:value="2311">
            <text:p>2311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Butte</text:p>
          </table:table-cell>
          <table:table-cell office:value-type="string">
            <text:p>K6KM</text:p>
          </table:table-cell>
          <table:table-cell office:value-type="string">
            <text:p>(K2KW op)</text:p>
          </table:table-cell>
          <table:table-cell office:value-type="float" office:value="2000">
            <text:p>2000</text:p>
          </table:table-cell>
          <table:table-cell office:value-type="float" office:value="304442">
            <text:p>304442</text:p>
          </table:table-cell>
          <table:table-cell office:value-type="float" office:value="2190">
            <text:p>219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Calaveras</text:p>
          </table:table-cell>
          <table:table-cell office:value-type="string">
            <text:p>WC6H</text:p>
          </table:table-cell>
          <table:table-cell/>
          <table:table-cell office:value-type="float" office:value="2009">
            <text:p>2009</text:p>
          </table:table-cell>
          <table:table-cell office:value-type="float" office:value="340402">
            <text:p>340402</text:p>
          </table:table-cell>
          <table:table-cell office:value-type="float" office:value="2430">
            <text:p>243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Colusa</text:p>
          </table:table-cell>
          <table:table-cell office:value-type="string">
            <text:p>AD6E</text:p>
          </table:table-cell>
          <table:table-cell/>
          <table:table-cell office:value-type="float" office:value="2006">
            <text:p>2006</text:p>
          </table:table-cell>
          <table:table-cell office:value-type="float" office:value="178062">
            <text:p>178062</text:p>
          </table:table-cell>
          <table:table-cell office:value-type="float" office:value="1259">
            <text:p>1259</text:p>
          </table:table-cell>
          <table:table-cell office:value-type="float" office:value="55">
            <text:p>55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Contra Costa</text:p>
          </table:table-cell>
          <table:table-cell office:value-type="string">
            <text:p>N6RO</text:p>
          </table:table-cell>
          <table:table-cell office:value-type="string">
            <text:p>(WA6VEF op)</text:p>
          </table:table-cell>
          <table:table-cell office:value-type="float" office:value="1991">
            <text:p>1991</text:p>
          </table:table-cell>
          <table:table-cell office:value-type="float" office:value="336699">
            <text:p>336699</text:p>
          </table:table-cell>
          <table:table-cell office:value-type="float" office:value="2725">
            <text:p>2725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Del Norte</text:p>
          </table:table-cell>
          <table:table-cell office:value-type="string">
            <text:p>N6YEU</text:p>
          </table:table-cell>
          <table:table-cell/>
          <table:table-cell office:value-type="float" office:value="2010">
            <text:p>2010</text:p>
          </table:table-cell>
          <table:table-cell office:value-type="float" office:value="162022">
            <text:p>162022</text:p>
          </table:table-cell>
          <table:table-cell office:value-type="float" office:value="1081">
            <text:p>1081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El Dorado</text:p>
          </table:table-cell>
          <table:table-cell office:value-type="string">
            <text:p>K2RD</text:p>
          </table:table-cell>
          <table:table-cell office:value-type="string">
            <text:p>@K6IDX</text:p>
          </table:table-cell>
          <table:table-cell office:value-type="float" office:value="2009">
            <text:p>2009</text:p>
          </table:table-cell>
          <table:table-cell office:value-type="float" office:value="324626">
            <text:p>324626</text:p>
          </table:table-cell>
          <table:table-cell office:value-type="float" office:value="2239">
            <text:p>2239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Fresno</text:p>
          </table:table-cell>
          <table:table-cell office:value-type="string">
            <text:p>N6ED</text:p>
          </table:table-cell>
          <table:table-cell office:value-type="string">
            <text:p>@K6MI</text:p>
          </table:table-cell>
          <table:table-cell office:value-type="float" office:value="2000">
            <text:p>2000</text:p>
          </table:table-cell>
          <table:table-cell office:value-type="float" office:value="293973">
            <text:p>293973</text:p>
          </table:table-cell>
          <table:table-cell office:value-type="float" office:value="2188">
            <text:p>2188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Glenn</text:p>
          </table:table-cell>
          <table:table-cell office:value-type="string">
            <text:p>N6NT</text:p>
          </table:table-cell>
          <table:table-cell/>
          <table:table-cell office:value-type="float" office:value="1997">
            <text:p>1997</text:p>
          </table:table-cell>
          <table:table-cell office:value-type="float" office:value="224295">
            <text:p>224295</text:p>
          </table:table-cell>
          <table:table-cell office:value-type="float" office:value="1556">
            <text:p>1556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Humboldt</text:p>
          </table:table-cell>
          <table:table-cell office:value-type="string">
            <text:p>W6JTI</text:p>
          </table:table-cell>
          <table:table-cell/>
          <table:table-cell office:value-type="float" office:value="2002">
            <text:p>2002</text:p>
          </table:table-cell>
          <table:table-cell office:value-type="float" office:value="212251">
            <text:p>212251</text:p>
          </table:table-cell>
          <table:table-cell office:value-type="float" office:value="1470">
            <text:p>147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Imperial</text:p>
          </table:table-cell>
          <table:table-cell office:value-type="string">
            <text:p>N6CW/6</text:p>
          </table:table-cell>
          <table:table-cell/>
          <table:table-cell office:value-type="float" office:value="2001">
            <text:p>2001</text:p>
          </table:table-cell>
          <table:table-cell office:value-type="float" office:value="279241">
            <text:p>279241</text:p>
          </table:table-cell>
          <table:table-cell office:value-type="float" office:value="2100">
            <text:p>210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Inyo</text:p>
          </table:table-cell>
          <table:table-cell office:value-type="string">
            <text:p>W6PH</text:p>
          </table:table-cell>
          <table:table-cell/>
          <table:table-cell office:value-type="float" office:value="2005">
            <text:p>2005</text:p>
          </table:table-cell>
          <table:table-cell office:value-type="float" office:value="260333">
            <text:p>260333</text:p>
          </table:table-cell>
          <table:table-cell office:value-type="float" office:value="1812">
            <text:p>1812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Kern</text:p>
          </table:table-cell>
          <table:table-cell office:value-type="string">
            <text:p>N6UR</text:p>
          </table:table-cell>
          <table:table-cell office:value-type="string">
            <text:p>(KR6X op)</text:p>
          </table:table-cell>
          <table:table-cell office:value-type="float" office:value="1992">
            <text:p>1992</text:p>
          </table:table-cell>
          <table:table-cell office:value-type="float" office:value="298816">
            <text:p>298816</text:p>
          </table:table-cell>
          <table:table-cell office:value-type="float" office:value="2347">
            <text:p>234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Kings</text:p>
          </table:table-cell>
          <table:table-cell office:value-type="string">
            <text:p>N6BT</text:p>
          </table:table-cell>
          <table:table-cell office:value-type="string">
            <text:p>(WA6VEF op)</text:p>
          </table:table-cell>
          <table:table-cell office:value-type="float" office:value="1986">
            <text:p>1986</text:p>
          </table:table-cell>
          <table:table-cell office:value-type="float" office:value="258738">
            <text:p>258738</text:p>
          </table:table-cell>
          <table:table-cell office:value-type="float" office:value="2046">
            <text:p>2046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Lake</text:p>
          </table:table-cell>
          <table:table-cell office:value-type="string">
            <text:p>AD6E</text:p>
          </table:table-cell>
          <table:table-cell/>
          <table:table-cell office:value-type="float" office:value="1999">
            <text:p>1999</text:p>
          </table:table-cell>
          <table:table-cell office:value-type="float" office:value="214020">
            <text:p>214020</text:p>
          </table:table-cell>
          <table:table-cell office:value-type="float" office:value="1512">
            <text:p>1512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Lassen</text:p>
          </table:table-cell>
          <table:table-cell office:value-type="string">
            <text:p>AD6E</text:p>
          </table:table-cell>
          <table:table-cell/>
          <table:table-cell office:value-type="float" office:value="2001">
            <text:p>2001</text:p>
          </table:table-cell>
          <table:table-cell office:value-type="float" office:value="187957">
            <text:p>187957</text:p>
          </table:table-cell>
          <table:table-cell office:value-type="float" office:value="1351">
            <text:p>1351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Los Angeles</text:p>
          </table:table-cell>
          <table:table-cell office:value-type="string">
            <text:p>K6LA</text:p>
          </table:table-cell>
          <table:table-cell/>
          <table:table-cell office:value-type="float" office:value="2006">
            <text:p>2006</text:p>
          </table:table-cell>
          <table:table-cell office:value-type="float" office:value="350001">
            <text:p>350001</text:p>
          </table:table-cell>
          <table:table-cell office:value-type="float" office:value="2486">
            <text:p>2486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Madera</text:p>
          </table:table-cell>
          <table:table-cell office:value-type="string">
            <text:p>KD6FW</text:p>
          </table:table-cell>
          <table:table-cell/>
          <table:table-cell office:value-type="float" office:value="2003">
            <text:p>2003</text:p>
          </table:table-cell>
          <table:table-cell office:value-type="float" office:value="208568">
            <text:p>208568</text:p>
          </table:table-cell>
          <table:table-cell office:value-type="float" office:value="1798">
            <text:p>1798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Marin</text:p>
          </table:table-cell>
          <table:table-cell office:value-type="string">
            <text:p>K6RIM</text:p>
          </table:table-cell>
          <table:table-cell/>
          <table:table-cell office:value-type="float" office:value="2003">
            <text:p>2003</text:p>
          </table:table-cell>
          <table:table-cell office:value-type="float" office:value="267699">
            <text:p>267699</text:p>
          </table:table-cell>
          <table:table-cell office:value-type="float" office:value="1813">
            <text:p>1813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Mariposa</text:p>
          </table:table-cell>
          <table:table-cell office:value-type="string">
            <text:p>N6NZ</text:p>
          </table:table-cell>
          <table:table-cell/>
          <table:table-cell office:value-type="float" office:value="2007">
            <text:p>2007</text:p>
          </table:table-cell>
          <table:table-cell office:value-type="float" office:value="240352">
            <text:p>240352</text:p>
          </table:table-cell>
          <table:table-cell office:value-type="float" office:value="1887">
            <text:p>188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Mendocino</text:p>
          </table:table-cell>
          <table:table-cell office:value-type="string">
            <text:p>K6IF</text:p>
          </table:table-cell>
          <table:table-cell/>
          <table:table-cell office:value-type="float" office:value="2004">
            <text:p>2004</text:p>
          </table:table-cell>
          <table:table-cell office:value-type="float" office:value="269787">
            <text:p>269787</text:p>
          </table:table-cell>
          <table:table-cell office:value-type="float" office:value="1981">
            <text:p>1981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Merced</text:p>
          </table:table-cell>
          <table:table-cell office:value-type="string">
            <text:p>W6CQP</text:p>
          </table:table-cell>
          <table:table-cell office:value-type="string">
            <text:p>(AD6E op)</text:p>
          </table:table-cell>
          <table:table-cell office:value-type="float" office:value="2003">
            <text:p>2003</text:p>
          </table:table-cell>
          <table:table-cell office:value-type="float" office:value="225820">
            <text:p>225820</text:p>
          </table:table-cell>
          <table:table-cell office:value-type="float" office:value="1551">
            <text:p>1551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Modoc</text:p>
          </table:table-cell>
          <table:table-cell office:value-type="string">
            <text:p>W6REC</text:p>
          </table:table-cell>
          <table:table-cell/>
          <table:table-cell office:value-type="float" office:value="1991">
            <text:p>1991</text:p>
          </table:table-cell>
          <table:table-cell office:value-type="float" office:value="298623">
            <text:p>298623</text:p>
          </table:table-cell>
          <table:table-cell office:value-type="float" office:value="2438">
            <text:p>2438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Mono</text:p>
          </table:table-cell>
          <table:table-cell office:value-type="string">
            <text:p>W6ML</text:p>
          </table:table-cell>
          <table:table-cell office:value-type="string">
            <text:p>(W6KC op)</text:p>
          </table:table-cell>
          <table:table-cell office:value-type="float" office:value="2011">
            <text:p>2011</text:p>
          </table:table-cell>
          <table:table-cell office:value-type="float" office:value="247109">
            <text:p>247109</text:p>
          </table:table-cell>
          <table:table-cell office:value-type="float" office:value="1717">
            <text:p>171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Monterey</text:p>
          </table:table-cell>
          <table:table-cell office:value-type="string">
            <text:p>N6IJ</text:p>
          </table:table-cell>
          <table:table-cell office:value-type="string">
            <text:p>(NI6T op)</text:p>
          </table:table-cell>
          <table:table-cell office:value-type="float" office:value="2003">
            <text:p>2003</text:p>
          </table:table-cell>
          <table:table-cell office:value-type="float" office:value="277356">
            <text:p>277356</text:p>
          </table:table-cell>
          <table:table-cell office:value-type="float" office:value="1981">
            <text:p>1981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Napa</text:p>
          </table:table-cell>
          <table:table-cell office:value-type="string">
            <text:p>W6OSP</text:p>
          </table:table-cell>
          <table:table-cell office:value-type="string">
            <text:p>(AD6E op)</text:p>
          </table:table-cell>
          <table:table-cell office:value-type="float" office:value="1998">
            <text:p>1998</text:p>
          </table:table-cell>
          <table:table-cell office:value-type="float" office:value="199305">
            <text:p>199305</text:p>
          </table:table-cell>
          <table:table-cell office:value-type="float" office:value="1348">
            <text:p>1348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Nevada</text:p>
          </table:table-cell>
          <table:table-cell office:value-type="string">
            <text:p>AI6V</text:p>
          </table:table-cell>
          <table:table-cell office:value-type="string">
            <text:p>(K2RD op)</text:p>
          </table:table-cell>
          <table:table-cell office:value-type="float" office:value="2007">
            <text:p>2007</text:p>
          </table:table-cell>
          <table:table-cell office:value-type="float" office:value="315462">
            <text:p>315462</text:p>
          </table:table-cell>
          <table:table-cell office:value-type="float" office:value="2287">
            <text:p>228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Orange</text:p>
          </table:table-cell>
          <table:table-cell office:value-type="string">
            <text:p>AD6DO</text:p>
          </table:table-cell>
          <table:table-cell office:value-type="string">
            <text:p>(now N6MJ)</text:p>
          </table:table-cell>
          <table:table-cell office:value-type="float" office:value="1999">
            <text:p>1999</text:p>
          </table:table-cell>
          <table:table-cell office:value-type="float" office:value="321842">
            <text:p>321842</text:p>
          </table:table-cell>
          <table:table-cell office:value-type="float" office:value="2425">
            <text:p>242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Placer</text:p>
          </table:table-cell>
          <table:table-cell office:value-type="string">
            <text:p>KF6T</text:p>
          </table:table-cell>
          <table:table-cell/>
          <table:table-cell office:value-type="float" office:value="2009">
            <text:p>2009</text:p>
          </table:table-cell>
          <table:table-cell office:value-type="float" office:value="322886">
            <text:p>322886</text:p>
          </table:table-cell>
          <table:table-cell office:value-type="float" office:value="2255">
            <text:p>225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Plumas</text:p>
          </table:table-cell>
          <table:table-cell office:value-type="string">
            <text:p>KX7M</text:p>
          </table:table-cell>
          <table:table-cell/>
          <table:table-cell office:value-type="float" office:value="2004">
            <text:p>2004</text:p>
          </table:table-cell>
          <table:table-cell office:value-type="float" office:value="215488">
            <text:p>215488</text:p>
          </table:table-cell>
          <table:table-cell office:value-type="float" office:value="1461">
            <text:p>1461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Riverside</text:p>
          </table:table-cell>
          <table:table-cell office:value-type="string">
            <text:p>N6MJ</text:p>
          </table:table-cell>
          <table:table-cell office:value-type="string">
            <text:p>@W6KP</text:p>
          </table:table-cell>
          <table:table-cell office:value-type="float" office:value="2003">
            <text:p>2003</text:p>
          </table:table-cell>
          <table:table-cell office:value-type="float" office:value="388136">
            <text:p>388136</text:p>
          </table:table-cell>
          <table:table-cell office:value-type="float" office:value="2792">
            <text:p>2792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cramento</text:p>
          </table:table-cell>
          <table:table-cell office:value-type="string">
            <text:p>W6GO</text:p>
          </table:table-cell>
          <table:table-cell office:value-type="string">
            <text:p>(N6IG op)</text:p>
          </table:table-cell>
          <table:table-cell office:value-type="float" office:value="1991">
            <text:p>1991</text:p>
          </table:table-cell>
          <table:table-cell office:value-type="float" office:value="373122">
            <text:p>373122</text:p>
          </table:table-cell>
          <table:table-cell office:value-type="float" office:value="3011">
            <text:p>3011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 Benito</text:p>
          </table:table-cell>
          <table:table-cell office:value-type="string">
            <text:p>K6VVA</text:p>
          </table:table-cell>
          <table:table-cell/>
          <table:table-cell office:value-type="float" office:value="2005">
            <text:p>2005</text:p>
          </table:table-cell>
          <table:table-cell office:value-type="float" office:value="190960">
            <text:p>190960</text:p>
          </table:table-cell>
          <table:table-cell office:value-type="float" office:value="1321">
            <text:p>1321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an Bernardino</text:p>
          </table:table-cell>
          <table:table-cell office:value-type="string">
            <text:p>N6WIN</text:p>
          </table:table-cell>
          <table:table-cell/>
          <table:table-cell office:value-type="float" office:value="2010">
            <text:p>2010</text:p>
          </table:table-cell>
          <table:table-cell office:value-type="float" office:value="232899">
            <text:p>232899</text:p>
          </table:table-cell>
          <table:table-cell office:value-type="float" office:value="1739">
            <text:p>1739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 Diego</text:p>
          </table:table-cell>
          <table:table-cell office:value-type="string">
            <text:p>N6MJ</text:p>
          </table:table-cell>
          <table:table-cell office:value-type="string">
            <text:p>@W6YI</text:p>
          </table:table-cell>
          <table:table-cell office:value-type="float" office:value="2011">
            <text:p>2011</text:p>
          </table:table-cell>
          <table:table-cell office:value-type="float" office:value="418847">
            <text:p>418847</text:p>
          </table:table-cell>
          <table:table-cell office:value-type="float" office:value="3047">
            <text:p>304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 Francisco</text:p>
          </table:table-cell>
          <table:table-cell office:value-type="string">
            <text:p>N6BV</text:p>
          </table:table-cell>
          <table:table-cell/>
          <table:table-cell office:value-type="float" office:value="1979">
            <text:p>1979</text:p>
          </table:table-cell>
          <table:table-cell office:value-type="float" office:value="232560">
            <text:p>232560</text:p>
          </table:table-cell>
          <table:table-cell office:value-type="float" office:value="2040">
            <text:p>2040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 Joaquin</text:p>
          </table:table-cell>
          <table:table-cell office:value-type="string">
            <text:p>NT6K</text:p>
          </table:table-cell>
          <table:table-cell/>
          <table:table-cell office:value-type="float" office:value="2001">
            <text:p>2001</text:p>
          </table:table-cell>
          <table:table-cell office:value-type="float" office:value="230579">
            <text:p>230579</text:p>
          </table:table-cell>
          <table:table-cell office:value-type="float" office:value="1986">
            <text:p>1986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an Luis Obispo</text:p>
          </table:table-cell>
          <table:table-cell office:value-type="string">
            <text:p>W6TK</text:p>
          </table:table-cell>
          <table:table-cell/>
          <table:table-cell office:value-type="float" office:value="2003">
            <text:p>2003</text:p>
          </table:table-cell>
          <table:table-cell office:value-type="float" office:value="304239">
            <text:p>304239</text:p>
          </table:table-cell>
          <table:table-cell office:value-type="float" office:value="2175">
            <text:p>217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an Mateo</text:p>
          </table:table-cell>
          <table:table-cell office:value-type="string">
            <text:p>N6BV</text:p>
          </table:table-cell>
          <table:table-cell/>
          <table:table-cell office:value-type="float" office:value="1982">
            <text:p>1982</text:p>
          </table:table-cell>
          <table:table-cell office:value-type="float" office:value="270454">
            <text:p>270454</text:p>
          </table:table-cell>
          <table:table-cell office:value-type="float" office:value="2245">
            <text:p>224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ta Barbara</text:p>
          </table:table-cell>
          <table:table-cell office:value-type="string">
            <text:p>AC6T</text:p>
          </table:table-cell>
          <table:table-cell/>
          <table:table-cell office:value-type="float" office:value="1992">
            <text:p>1992</text:p>
          </table:table-cell>
          <table:table-cell office:value-type="float" office:value="254272">
            <text:p>254272</text:p>
          </table:table-cell>
          <table:table-cell office:value-type="float" office:value="1947">
            <text:p>1947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ta Clara</text:p>
          </table:table-cell>
          <table:table-cell office:value-type="string">
            <text:p>W6NL</text:p>
          </table:table-cell>
          <table:table-cell/>
          <table:table-cell office:value-type="float" office:value="2006">
            <text:p>2006</text:p>
          </table:table-cell>
          <table:table-cell office:value-type="float" office:value="350610">
            <text:p>350610</text:p>
          </table:table-cell>
          <table:table-cell office:value-type="float" office:value="2460">
            <text:p>246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anta Cruz</text:p>
          </table:table-cell>
          <table:table-cell office:value-type="string">
            <text:p>K6XX</text:p>
          </table:table-cell>
          <table:table-cell/>
          <table:table-cell office:value-type="float" office:value="2009">
            <text:p>2009</text:p>
          </table:table-cell>
          <table:table-cell office:value-type="float" office:value="356178">
            <text:p>356178</text:p>
          </table:table-cell>
          <table:table-cell office:value-type="float" office:value="2472">
            <text:p>2472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hasta</text:p>
          </table:table-cell>
          <table:table-cell office:value-type="string">
            <text:p>K6MR</text:p>
          </table:table-cell>
          <table:table-cell/>
          <table:table-cell office:value-type="float" office:value="2004">
            <text:p>2004</text:p>
          </table:table-cell>
          <table:table-cell office:value-type="float" office:value="244644">
            <text:p>244644</text:p>
          </table:table-cell>
          <table:table-cell office:value-type="float" office:value="1741">
            <text:p>1741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Sierra</text:p>
          </table:table-cell>
          <table:table-cell office:value-type="string">
            <text:p>N6DE</text:p>
          </table:table-cell>
          <table:table-cell/>
          <table:table-cell office:value-type="float" office:value="2009">
            <text:p>2009</text:p>
          </table:table-cell>
          <table:table-cell office:value-type="float" office:value="290985">
            <text:p>290985</text:p>
          </table:table-cell>
          <table:table-cell office:value-type="float" office:value="2054">
            <text:p>2054</text:p>
          </table:table-cell>
          <table:table-cell office:value-type="float" office:value="57">
            <text:p>57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iskiyou</text:p>
          </table:table-cell>
          <table:table-cell office:value-type="string">
            <text:p>NI6T</text:p>
          </table:table-cell>
          <table:table-cell/>
          <table:table-cell office:value-type="float" office:value="1998">
            <text:p>1998</text:p>
          </table:table-cell>
          <table:table-cell office:value-type="float" office:value="241106">
            <text:p>241106</text:p>
          </table:table-cell>
          <table:table-cell office:value-type="float" office:value="1713">
            <text:p>1713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olano</text:p>
          </table:table-cell>
          <table:table-cell office:value-type="string">
            <text:p>W6DI</text:p>
          </table:table-cell>
          <table:table-cell/>
          <table:table-cell office:value-type="float" office:value="2000">
            <text:p>2000</text:p>
          </table:table-cell>
          <table:table-cell office:value-type="float" office:value="242962">
            <text:p>242962</text:p>
          </table:table-cell>
          <table:table-cell office:value-type="float" office:value="2093">
            <text:p>2093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onoma</text:p>
          </table:table-cell>
          <table:table-cell office:value-type="string">
            <text:p>W6PZ</text:p>
          </table:table-cell>
          <table:table-cell office:value-type="string">
            <text:p>(K6SRZ op)</text:p>
          </table:table-cell>
          <table:table-cell office:value-type="float" office:value="2010">
            <text:p>2010</text:p>
          </table:table-cell>
          <table:table-cell office:value-type="float" office:value="302064">
            <text:p>302064</text:p>
          </table:table-cell>
          <table:table-cell office:value-type="float" office:value="2033">
            <text:p>2033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tanislaus</text:p>
          </table:table-cell>
          <table:table-cell office:value-type="string">
            <text:p>W6XK</text:p>
          </table:table-cell>
          <table:table-cell/>
          <table:table-cell office:value-type="float" office:value="2001">
            <text:p>2001</text:p>
          </table:table-cell>
          <table:table-cell office:value-type="float" office:value="211874">
            <text:p>211874</text:p>
          </table:table-cell>
          <table:table-cell office:value-type="float" office:value="1826">
            <text:p>1826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Sutter</text:p>
          </table:table-cell>
          <table:table-cell office:value-type="string">
            <text:p>AD6E</text:p>
          </table:table-cell>
          <table:table-cell/>
          <table:table-cell office:value-type="float" office:value="2004">
            <text:p>2004</text:p>
          </table:table-cell>
          <table:table-cell office:value-type="float" office:value="225092">
            <text:p>225092</text:p>
          </table:table-cell>
          <table:table-cell office:value-type="float" office:value="1570">
            <text:p>1570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Tehama</text:p>
          </table:table-cell>
          <table:table-cell office:value-type="string">
            <text:p>AA6DX</text:p>
          </table:table-cell>
          <table:table-cell/>
          <table:table-cell office:value-type="float" office:value="1988">
            <text:p>1988</text:p>
          </table:table-cell>
          <table:table-cell office:value-type="float" office:value="216514">
            <text:p>216514</text:p>
          </table:table-cell>
          <table:table-cell office:value-type="float" office:value="1685">
            <text:p>168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Trinity</text:p>
          </table:table-cell>
          <table:table-cell office:value-type="string">
            <text:p>W6PZ</text:p>
          </table:table-cell>
          <table:table-cell office:value-type="string">
            <text:p>(K6SRZ op)</text:p>
          </table:table-cell>
          <table:table-cell office:value-type="float" office:value="2002">
            <text:p>2002</text:p>
          </table:table-cell>
          <table:table-cell office:value-type="float" office:value="227534">
            <text:p>227534</text:p>
          </table:table-cell>
          <table:table-cell office:value-type="float" office:value="1533">
            <text:p>1533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Tulare</text:p>
          </table:table-cell>
          <table:table-cell office:value-type="string">
            <text:p>AD6E</text:p>
          </table:table-cell>
          <table:table-cell/>
          <table:table-cell office:value-type="float" office:value="2011">
            <text:p>2011</text:p>
          </table:table-cell>
          <table:table-cell office:value-type="float" office:value="226912">
            <text:p>226912</text:p>
          </table:table-cell>
          <table:table-cell office:value-type="float" office:value="1601">
            <text:p>1601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Tuolomine</text:p>
          </table:table-cell>
          <table:table-cell office:value-type="string">
            <text:p>N6DE</text:p>
          </table:table-cell>
          <table:table-cell/>
          <table:table-cell office:value-type="float" office:value="2008">
            <text:p>2008</text:p>
          </table:table-cell>
          <table:table-cell office:value-type="float" office:value="217906">
            <text:p>217906</text:p>
          </table:table-cell>
          <table:table-cell office:value-type="float" office:value="1530">
            <text:p>153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Ventura</text:p>
          </table:table-cell>
          <table:table-cell office:value-type="string">
            <text:p>N6VR</text:p>
          </table:table-cell>
          <table:table-cell office:value-type="string">
            <text:p>(KA6SAR op)</text:p>
          </table:table-cell>
          <table:table-cell office:value-type="float" office:value="1991">
            <text:p>1991</text:p>
          </table:table-cell>
          <table:table-cell office:value-type="float" office:value="316158">
            <text:p>316158</text:p>
          </table:table-cell>
          <table:table-cell office:value-type="float" office:value="2465">
            <text:p>2465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Yolo</text:p>
          </table:table-cell>
          <table:table-cell office:value-type="string">
            <text:p>AD6E</text:p>
          </table:table-cell>
          <table:table-cell/>
          <table:table-cell office:value-type="float" office:value="2000">
            <text:p>2000</text:p>
          </table:table-cell>
          <table:table-cell office:value-type="float" office:value="212454">
            <text:p>212454</text:p>
          </table:table-cell>
          <table:table-cell office:value-type="float" office:value="1450">
            <text:p>1450</text:p>
          </table:table-cell>
          <table:table-cell office:value-type="float" office:value="58">
            <text:p>58</text:p>
          </table:table-cell>
          <table:table-cell office:value-type="string">
            <text:p>COUNTY</text:p>
          </table:table-cell>
        </table:table-row>
        <table:table-row table:style-name="ro1">
          <table:table-cell office:value-type="string">
            <text:p>Yuba</text:p>
          </table:table-cell>
          <table:table-cell office:value-type="string">
            <text:p>AD6E</text:p>
          </table:table-cell>
          <table:table-cell/>
          <table:table-cell office:value-type="float" office:value="2004">
            <text:p>2004</text:p>
          </table:table-cell>
          <table:table-cell office:value-type="float" office:value="225092">
            <text:p>225092</text:p>
          </table:table-cell>
          <table:table-cell office:value-type="float" office:value="1570">
            <text:p>1570</text:p>
          </table:table-cell>
          <table:table-cell office:value-type="float" office:value="56">
            <text:p>56</text:p>
          </table:table-cell>
          <table:table-cell office:value-type="string">
            <text:p>COUNTY</text:p>
          </table:table-cell>
        </table:table-row>
        <table:table-row table:style-name="ro2">
          <table:table-cell office:value-type="string">
            <text:p>Alabama</text:p>
          </table:table-cell>
          <table:table-cell office:value-type="string">
            <text:p>K4ZBG</text:p>
          </table:table-cell>
          <table:table-cell/>
          <table:table-cell office:value-type="float" office:value="2011">
            <text:p>2011</text:p>
          </table:table-cell>
          <table:table-cell office:value-type="float" office:value="98125">
            <text:p>98125</text:p>
          </table:table-cell>
          <table:table-cell office:value-type="float" office:value="716">
            <text:p>716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Alaska</text:p>
          </table:table-cell>
          <table:table-cell office:value-type="string">
            <text:p>KL7RA</text:p>
          </table:table-cell>
          <table:table-cell/>
          <table:table-cell office:value-type="float" office:value="2010">
            <text:p>2010</text:p>
          </table:table-cell>
          <table:table-cell office:value-type="float" office:value="104766">
            <text:p>104766</text:p>
          </table:table-cell>
          <table:table-cell office:value-type="float" office:value="735">
            <text:p>735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Arizona</text:p>
          </table:table-cell>
          <table:table-cell office:value-type="string">
            <text:p>KE2VB</text:p>
          </table:table-cell>
          <table:table-cell/>
          <table:table-cell office:value-type="float" office:value="2011">
            <text:p>2011</text:p>
          </table:table-cell>
          <table:table-cell office:value-type="float" office:value="75864">
            <text:p>75864</text:p>
          </table:table-cell>
          <table:table-cell office:value-type="float" office:value="590">
            <text:p>590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Arkansas</text:p>
          </table:table-cell>
          <table:table-cell office:value-type="string">
            <text:p>K5DB</text:p>
          </table:table-cell>
          <table:table-cell/>
          <table:table-cell office:value-type="float" office:value="2003">
            <text:p>2003</text:p>
          </table:table-cell>
          <table:table-cell office:value-type="float" office:value="98410">
            <text:p>98410</text:p>
          </table:table-cell>
          <table:table-cell office:value-type="float" office:value="733">
            <text:p>733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California</text:p>
          </table:table-cell>
          <table:table-cell office:value-type="string">
            <text:p>N6MJ</text:p>
          </table:table-cell>
          <table:table-cell office:value-type="string">
            <text:p>@W6YI</text:p>
          </table:table-cell>
          <table:table-cell office:value-type="float" office:value="2006">
            <text:p>2006</text:p>
          </table:table-cell>
          <table:table-cell office:value-type="float" office:value="389151">
            <text:p>389151</text:p>
          </table:table-cell>
          <table:table-cell office:value-type="float" office:value="2751">
            <text:p>2751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Colorado</text:p>
          </table:table-cell>
          <table:table-cell office:value-type="string">
            <text:p>W0UA</text:p>
          </table:table-cell>
          <table:table-cell office:value-type="string">
            <text:p>@W0DLE</text:p>
          </table:table-cell>
          <table:table-cell office:value-type="float" office:value="2009">
            <text:p>2009</text:p>
          </table:table-cell>
          <table:table-cell office:value-type="float" office:value="94791">
            <text:p>94791</text:p>
          </table:table-cell>
          <table:table-cell office:value-type="float" office:value="676">
            <text:p>676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Connecticut</text:p>
          </table:table-cell>
          <table:table-cell office:value-type="string">
            <text:p>W1RAN</text:p>
          </table:table-cell>
          <table:table-cell/>
          <table:table-cell office:value-type="float" office:value="2003">
            <text:p>2003</text:p>
          </table:table-cell>
          <table:table-cell office:value-type="float" office:value="67200">
            <text:p>67200</text:p>
          </table:table-cell>
          <table:table-cell office:value-type="float" office:value="462">
            <text:p>462</text:p>
          </table:table-cell>
          <table:table-cell office:value-type="float" office:value="56">
            <text:p>56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Delaware</text:p>
          </table:table-cell>
          <table:table-cell office:value-type="string">
            <text:p>NX3A</text:p>
          </table:table-cell>
          <table:table-cell/>
          <table:table-cell office:value-type="float" office:value="1992">
            <text:p>1992</text:p>
          </table:table-cell>
          <table:table-cell office:value-type="float" office:value="72906">
            <text:p>72906</text:p>
          </table:table-cell>
          <table:table-cell office:value-type="float" office:value="576">
            <text:p>57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Florida</text:p>
          </table:table-cell>
          <table:table-cell office:value-type="string">
            <text:p>K4XS</text:p>
          </table:table-cell>
          <table:table-cell/>
          <table:table-cell office:value-type="float" office:value="1990">
            <text:p>1990</text:p>
          </table:table-cell>
          <table:table-cell office:value-type="float" office:value="138968">
            <text:p>138968</text:p>
          </table:table-cell>
          <table:table-cell office:value-type="float" office:value="1106">
            <text:p>110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Georgia</text:p>
          </table:table-cell>
          <table:table-cell office:value-type="string">
            <text:p>N4PN</text:p>
          </table:table-cell>
          <table:table-cell/>
          <table:table-cell office:value-type="float" office:value="2010">
            <text:p>2010</text:p>
          </table:table-cell>
          <table:table-cell office:value-type="float" office:value="143086">
            <text:p>143086</text:p>
          </table:table-cell>
          <table:table-cell office:value-type="float" office:value="1063">
            <text:p>1063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Hawaii</text:p>
          </table:table-cell>
          <table:table-cell office:value-type="string">
            <text:p>KH6LC</text:p>
          </table:table-cell>
          <table:table-cell office:value-type="string">
            <text:p>(AH6RE op)</text:p>
          </table:table-cell>
          <table:table-cell office:value-type="float" office:value="2011">
            <text:p>2011</text:p>
          </table:table-cell>
          <table:table-cell office:value-type="float" office:value="120785">
            <text:p>120785</text:p>
          </table:table-cell>
          <table:table-cell office:value-type="float" office:value="897">
            <text:p>897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Idaho</text:p>
          </table:table-cell>
          <table:table-cell office:value-type="string">
            <text:p>W7UQ</text:p>
          </table:table-cell>
          <table:table-cell office:value-type="string">
            <text:p>(KL9A op)</text:p>
          </table:table-cell>
          <table:table-cell office:value-type="float" office:value="2001">
            <text:p>2001</text:p>
          </table:table-cell>
          <table:table-cell office:value-type="float" office:value="103327">
            <text:p>103327</text:p>
          </table:table-cell>
          <table:table-cell office:value-type="float" office:value="744">
            <text:p>744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Illinois</text:p>
          </table:table-cell>
          <table:table-cell office:value-type="string">
            <text:p>K9ZO</text:p>
          </table:table-cell>
          <table:table-cell/>
          <table:table-cell office:value-type="float" office:value="2002">
            <text:p>2002</text:p>
          </table:table-cell>
          <table:table-cell office:value-type="float" office:value="146479">
            <text:p>146479</text:p>
          </table:table-cell>
          <table:table-cell office:value-type="float" office:value="1087">
            <text:p>1087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Indiana</text:p>
          </table:table-cell>
          <table:table-cell office:value-type="string">
            <text:p>KE9I</text:p>
          </table:table-cell>
          <table:table-cell/>
          <table:table-cell office:value-type="float" office:value="2004">
            <text:p>2004</text:p>
          </table:table-cell>
          <table:table-cell office:value-type="float" office:value="134328">
            <text:p>134328</text:p>
          </table:table-cell>
          <table:table-cell office:value-type="float" office:value="965">
            <text:p>965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Iowa</text:p>
          </table:table-cell>
          <table:table-cell office:value-type="string">
            <text:p>N0AC</text:p>
          </table:table-cell>
          <table:table-cell/>
          <table:table-cell office:value-type="float" office:value="2002">
            <text:p>2002</text:p>
          </table:table-cell>
          <table:table-cell office:value-type="float" office:value="149408">
            <text:p>149408</text:p>
          </table:table-cell>
          <table:table-cell office:value-type="float" office:value="1094">
            <text:p>1094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Kansas</text:p>
          </table:table-cell>
          <table:table-cell office:value-type="string">
            <text:p>W0BH</text:p>
          </table:table-cell>
          <table:table-cell/>
          <table:table-cell office:value-type="float" office:value="2011">
            <text:p>2011</text:p>
          </table:table-cell>
          <table:table-cell office:value-type="float" office:value="149727">
            <text:p>149727</text:p>
          </table:table-cell>
          <table:table-cell office:value-type="float" office:value="1177">
            <text:p>1177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Kentucky</text:p>
          </table:table-cell>
          <table:table-cell office:value-type="string">
            <text:p>K4CMS</text:p>
          </table:table-cell>
          <table:table-cell/>
          <table:table-cell office:value-type="float" office:value="2002">
            <text:p>2002</text:p>
          </table:table-cell>
          <table:table-cell office:value-type="float" office:value="83106">
            <text:p>83106</text:p>
          </table:table-cell>
          <table:table-cell office:value-type="float" office:value="729">
            <text:p>729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Louisiana</text:p>
          </table:table-cell>
          <table:table-cell office:value-type="string">
            <text:p>N5II</text:p>
          </table:table-cell>
          <table:table-cell/>
          <table:table-cell office:value-type="float" office:value="2002">
            <text:p>2002</text:p>
          </table:table-cell>
          <table:table-cell office:value-type="float" office:value="66352">
            <text:p>66352</text:p>
          </table:table-cell>
          <table:table-cell office:value-type="float" office:value="467">
            <text:p>467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aine</text:p>
          </table:table-cell>
          <table:table-cell office:value-type="string">
            <text:p>N4CW</text:p>
          </table:table-cell>
          <table:table-cell/>
          <table:table-cell office:value-type="float" office:value="2003">
            <text:p>2003</text:p>
          </table:table-cell>
          <table:table-cell office:value-type="float" office:value="86072">
            <text:p>86072</text:p>
          </table:table-cell>
          <table:table-cell office:value-type="float" office:value="582">
            <text:p>582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aryland-DC</text:p>
          </table:table-cell>
          <table:table-cell office:value-type="string">
            <text:p>K3TW</text:p>
          </table:table-cell>
          <table:table-cell/>
          <table:table-cell office:value-type="float" office:value="2007">
            <text:p>2007</text:p>
          </table:table-cell>
          <table:table-cell office:value-type="float" office:value="81896">
            <text:p>81896</text:p>
          </table:table-cell>
          <table:table-cell office:value-type="float" office:value="596">
            <text:p>59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assachusetts</text:p>
          </table:table-cell>
          <table:table-cell office:value-type="string">
            <text:p>W1UE</text:p>
          </table:table-cell>
          <table:table-cell office:value-type="string">
            <text:p>@K1TTT</text:p>
          </table:table-cell>
          <table:table-cell office:value-type="float" office:value="2009">
            <text:p>2009</text:p>
          </table:table-cell>
          <table:table-cell office:value-type="float" office:value="163850">
            <text:p>163850</text:p>
          </table:table-cell>
          <table:table-cell office:value-type="float" office:value="1239">
            <text:p>123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ichigan</text:p>
          </table:table-cell>
          <table:table-cell office:value-type="string">
            <text:p>W8MJ</text:p>
          </table:table-cell>
          <table:table-cell/>
          <table:table-cell office:value-type="float" office:value="2002">
            <text:p>2002</text:p>
          </table:table-cell>
          <table:table-cell office:value-type="float" office:value="161385">
            <text:p>161385</text:p>
          </table:table-cell>
          <table:table-cell office:value-type="float" office:value="1188">
            <text:p>1188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innesota</text:p>
          </table:table-cell>
          <table:table-cell office:value-type="string">
            <text:p>WA0MHJ</text:p>
          </table:table-cell>
          <table:table-cell/>
          <table:table-cell office:value-type="float" office:value="2007">
            <text:p>2007</text:p>
          </table:table-cell>
          <table:table-cell office:value-type="float" office:value="78793">
            <text:p>78793</text:p>
          </table:table-cell>
          <table:table-cell office:value-type="float" office:value="546">
            <text:p>54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ississippi</text:p>
          </table:table-cell>
          <table:table-cell office:value-type="string">
            <text:p>N5OVV</text:p>
          </table:table-cell>
          <table:table-cell/>
          <table:table-cell office:value-type="float" office:value="1990">
            <text:p>1990</text:p>
          </table:table-cell>
          <table:table-cell office:value-type="float" office:value="73312">
            <text:p>73312</text:p>
          </table:table-cell>
          <table:table-cell office:value-type="float" office:value="631">
            <text:p>631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issouri</text:p>
          </table:table-cell>
          <table:table-cell office:value-type="string">
            <text:p>K0OU</text:p>
          </table:table-cell>
          <table:table-cell/>
          <table:table-cell office:value-type="float" office:value="2009">
            <text:p>2009</text:p>
          </table:table-cell>
          <table:table-cell office:value-type="float" office:value="107010">
            <text:p>107010</text:p>
          </table:table-cell>
          <table:table-cell office:value-type="float" office:value="766">
            <text:p>76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Montana</text:p>
          </table:table-cell>
          <table:table-cell office:value-type="string">
            <text:p>K0PP/7</text:p>
          </table:table-cell>
          <table:table-cell/>
          <table:table-cell office:value-type="float" office:value="1993">
            <text:p>1993</text:p>
          </table:table-cell>
          <table:table-cell office:value-type="float" office:value="85158">
            <text:p>85158</text:p>
          </table:table-cell>
          <table:table-cell office:value-type="float" office:value="637">
            <text:p>637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braska</text:p>
          </table:table-cell>
          <table:table-cell office:value-type="string">
            <text:p>KV0I</text:p>
          </table:table-cell>
          <table:table-cell/>
          <table:table-cell office:value-type="float" office:value="1988">
            <text:p>1988</text:p>
          </table:table-cell>
          <table:table-cell office:value-type="float" office:value="132124">
            <text:p>132124</text:p>
          </table:table-cell>
          <table:table-cell office:value-type="float" office:value="1039">
            <text:p>103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vada</text:p>
          </table:table-cell>
          <table:table-cell office:value-type="string">
            <text:p>W7RN</text:p>
          </table:table-cell>
          <table:table-cell office:value-type="string">
            <text:p>(W6OAT op)</text:p>
          </table:table-cell>
          <table:table-cell office:value-type="float" office:value="2005">
            <text:p>2005</text:p>
          </table:table-cell>
          <table:table-cell office:value-type="float" office:value="90345">
            <text:p>90345</text:p>
          </table:table-cell>
          <table:table-cell office:value-type="float" office:value="637">
            <text:p>637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w Hampshire</text:p>
          </table:table-cell>
          <table:table-cell office:value-type="string">
            <text:p>AE1P</text:p>
          </table:table-cell>
          <table:table-cell/>
          <table:table-cell office:value-type="float" office:value="2011">
            <text:p>2011</text:p>
          </table:table-cell>
          <table:table-cell office:value-type="float" office:value="69890">
            <text:p>69890</text:p>
          </table:table-cell>
          <table:table-cell office:value-type="float" office:value="499">
            <text:p>49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w Jersey</text:p>
          </table:table-cell>
          <table:table-cell office:value-type="string">
            <text:p>N2MM</text:p>
          </table:table-cell>
          <table:table-cell/>
          <table:table-cell office:value-type="float" office:value="2011">
            <text:p>2011</text:p>
          </table:table-cell>
          <table:table-cell office:value-type="float" office:value="101587">
            <text:p>101587</text:p>
          </table:table-cell>
          <table:table-cell office:value-type="float" office:value="739">
            <text:p>73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w Mexico</text:p>
          </table:table-cell>
          <table:table-cell office:value-type="string">
            <text:p>K5AM</text:p>
          </table:table-cell>
          <table:table-cell/>
          <table:table-cell office:value-type="float" office:value="2003">
            <text:p>2003</text:p>
          </table:table-cell>
          <table:table-cell office:value-type="float" office:value="70448">
            <text:p>70448</text:p>
          </table:table-cell>
          <table:table-cell office:value-type="float" office:value="552">
            <text:p>552</text:p>
          </table:table-cell>
          <table:table-cell office:value-type="float" office:value="56">
            <text:p>56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ew York</text:p>
          </table:table-cell>
          <table:table-cell office:value-type="string">
            <text:p>N2CU</text:p>
          </table:table-cell>
          <table:table-cell/>
          <table:table-cell office:value-type="float" office:value="2004">
            <text:p>2004</text:p>
          </table:table-cell>
          <table:table-cell office:value-type="float" office:value="127848">
            <text:p>127848</text:p>
          </table:table-cell>
          <table:table-cell office:value-type="float" office:value="876">
            <text:p>87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orth Carolina</text:p>
          </table:table-cell>
          <table:table-cell office:value-type="string">
            <text:p>WX4G</text:p>
          </table:table-cell>
          <table:table-cell/>
          <table:table-cell office:value-type="float" office:value="2011">
            <text:p>2011</text:p>
          </table:table-cell>
          <table:table-cell office:value-type="float" office:value="116638">
            <text:p>116638</text:p>
          </table:table-cell>
          <table:table-cell office:value-type="float" office:value="859">
            <text:p>85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North Dakota</text:p>
          </table:table-cell>
          <table:table-cell office:value-type="string">
            <text:p>N0FW</text:p>
          </table:table-cell>
          <table:table-cell/>
          <table:table-cell office:value-type="float" office:value="1999">
            <text:p>1999</text:p>
          </table:table-cell>
          <table:table-cell office:value-type="float" office:value="93177">
            <text:p>93177</text:p>
          </table:table-cell>
          <table:table-cell office:value-type="float" office:value="696">
            <text:p>69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Ohio</text:p>
          </table:table-cell>
          <table:table-cell office:value-type="string">
            <text:p>N0FW</text:p>
          </table:table-cell>
          <table:table-cell/>
          <table:table-cell office:value-type="float" office:value="2003">
            <text:p>2003</text:p>
          </table:table-cell>
          <table:table-cell office:value-type="float" office:value="123685">
            <text:p>123685</text:p>
          </table:table-cell>
          <table:table-cell office:value-type="float" office:value="943">
            <text:p>943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Oklahoma</text:p>
          </table:table-cell>
          <table:table-cell office:value-type="string">
            <text:p>K5YAA</text:p>
          </table:table-cell>
          <table:table-cell/>
          <table:table-cell office:value-type="float" office:value="2004">
            <text:p>2004</text:p>
          </table:table-cell>
          <table:table-cell office:value-type="float" office:value="127513">
            <text:p>127513</text:p>
          </table:table-cell>
          <table:table-cell office:value-type="float" office:value="879">
            <text:p>87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Oregon</text:p>
          </table:table-cell>
          <table:table-cell office:value-type="string">
            <text:p>N6TR/7</text:p>
          </table:table-cell>
          <table:table-cell/>
          <table:table-cell office:value-type="float" office:value="1986">
            <text:p>1986</text:p>
          </table:table-cell>
          <table:table-cell office:value-type="float" office:value="130500">
            <text:p>130500</text:p>
          </table:table-cell>
          <table:table-cell office:value-type="float" office:value="1030">
            <text:p>1030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Pennsylvania</text:p>
          </table:table-cell>
          <table:table-cell office:value-type="string">
            <text:p>K3CR</text:p>
          </table:table-cell>
          <table:table-cell/>
          <table:table-cell office:value-type="float" office:value="2000">
            <text:p>2000</text:p>
          </table:table-cell>
          <table:table-cell office:value-type="float" office:value="121162">
            <text:p>121162</text:p>
          </table:table-cell>
          <table:table-cell office:value-type="float" office:value="874">
            <text:p>874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1">
          <table:table-cell office:value-type="string">
            <text:p>Rhode Island</text:p>
          </table:table-cell>
          <table:table-cell office:value-type="string">
            <text:p>NB1B</text:p>
          </table:table-cell>
          <table:table-cell office:value-type="string">
            <text:p>(now W1UE)</text:p>
          </table:table-cell>
          <table:table-cell office:value-type="float" office:value="2001">
            <text:p>2001</text:p>
          </table:table-cell>
          <table:table-cell office:value-type="float" office:value="118668">
            <text:p>118668</text:p>
          </table:table-cell>
          <table:table-cell office:value-type="float" office:value="891">
            <text:p>891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South Carolina</text:p>
          </table:table-cell>
          <table:table-cell office:value-type="string">
            <text:p>N4XL</text:p>
          </table:table-cell>
          <table:table-cell/>
          <table:table-cell office:value-type="float" office:value="2011">
            <text:p>2011</text:p>
          </table:table-cell>
          <table:table-cell office:value-type="float" office:value="92026">
            <text:p>92026</text:p>
          </table:table-cell>
          <table:table-cell office:value-type="float" office:value="679">
            <text:p>679</text:p>
          </table:table-cell>
          <table:table-cell office:value-type="float" office:value="57">
            <text:p>57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South Dakota</text:p>
          </table:table-cell>
          <table:table-cell office:value-type="string">
            <text:p>K0HW</text:p>
          </table:table-cell>
          <table:table-cell/>
          <table:table-cell office:value-type="float" office:value="2008">
            <text:p>2008</text:p>
          </table:table-cell>
          <table:table-cell office:value-type="float" office:value="88189">
            <text:p>88189</text:p>
          </table:table-cell>
          <table:table-cell office:value-type="float" office:value="652">
            <text:p>652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Tennessee</text:p>
          </table:table-cell>
          <table:table-cell office:value-type="string">
            <text:p>W4CAT</text:p>
          </table:table-cell>
          <table:table-cell office:value-type="string">
            <text:p>(K1KY op)</text:p>
          </table:table-cell>
          <table:table-cell office:value-type="float" office:value="2000">
            <text:p>2000</text:p>
          </table:table-cell>
          <table:table-cell office:value-type="float" office:value="127716">
            <text:p>127716</text:p>
          </table:table-cell>
          <table:table-cell office:value-type="float" office:value="897">
            <text:p>897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Texas</text:p>
          </table:table-cell>
          <table:table-cell office:value-type="string">
            <text:p>K5TR</text:p>
          </table:table-cell>
          <table:table-cell/>
          <table:table-cell office:value-type="float" office:value="2003">
            <text:p>2003</text:p>
          </table:table-cell>
          <table:table-cell office:value-type="float" office:value="168113">
            <text:p>168113</text:p>
          </table:table-cell>
          <table:table-cell office:value-type="float" office:value="1309">
            <text:p>1309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Utah</text:p>
          </table:table-cell>
          <table:table-cell office:value-type="string">
            <text:p>KO7X</text:p>
          </table:table-cell>
          <table:table-cell/>
          <table:table-cell office:value-type="float" office:value="2000">
            <text:p>2000</text:p>
          </table:table-cell>
          <table:table-cell office:value-type="float" office:value="86768">
            <text:p>86768</text:p>
          </table:table-cell>
          <table:table-cell office:value-type="float" office:value="633">
            <text:p>633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Vermont</text:p>
          </table:table-cell>
          <table:table-cell office:value-type="string">
            <text:p>KK1L</text:p>
          </table:table-cell>
          <table:table-cell/>
          <table:table-cell office:value-type="float" office:value="2004">
            <text:p>2004</text:p>
          </table:table-cell>
          <table:table-cell office:value-type="float" office:value="94714">
            <text:p>94714</text:p>
          </table:table-cell>
          <table:table-cell office:value-type="float" office:value="715">
            <text:p>715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Virginia</text:p>
          </table:table-cell>
          <table:table-cell office:value-type="string">
            <text:p>K7SV</text:p>
          </table:table-cell>
          <table:table-cell/>
          <table:table-cell office:value-type="float" office:value="2004">
            <text:p>2004</text:p>
          </table:table-cell>
          <table:table-cell office:value-type="float" office:value="97411">
            <text:p>97411</text:p>
          </table:table-cell>
          <table:table-cell office:value-type="float" office:value="661">
            <text:p>661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Washington</text:p>
          </table:table-cell>
          <table:table-cell office:value-type="string">
            <text:p>K7QQ</text:p>
          </table:table-cell>
          <table:table-cell/>
          <table:table-cell office:value-type="float" office:value="1994">
            <text:p>1994</text:p>
          </table:table-cell>
          <table:table-cell office:value-type="float" office:value="107464">
            <text:p>107464</text:p>
          </table:table-cell>
          <table:table-cell office:value-type="float" office:value="846">
            <text:p>846</text:p>
          </table:table-cell>
          <table:table-cell office:value-type="float" office:value="56">
            <text:p>56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West Virginia</text:p>
          </table:table-cell>
          <table:table-cell office:value-type="string">
            <text:p>N8II</text:p>
          </table:table-cell>
          <table:table-cell/>
          <table:table-cell office:value-type="float" office:value="2006">
            <text:p>2006</text:p>
          </table:table-cell>
          <table:table-cell office:value-type="float" office:value="93177">
            <text:p>93177</text:p>
          </table:table-cell>
          <table:table-cell office:value-type="float" office:value="666">
            <text:p>66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Wisconsin</text:p>
          </table:table-cell>
          <table:table-cell office:value-type="string">
            <text:p>N0BSH/9</text:p>
          </table:table-cell>
          <table:table-cell/>
          <table:table-cell office:value-type="float" office:value="1990">
            <text:p>1990</text:p>
          </table:table-cell>
          <table:table-cell office:value-type="float" office:value="160080">
            <text:p>160080</text:p>
          </table:table-cell>
          <table:table-cell office:value-type="float" office:value="1280">
            <text:p>1280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Wyoming</text:p>
          </table:table-cell>
          <table:table-cell office:value-type="string">
            <text:p>KO7X</text:p>
          </table:table-cell>
          <table:table-cell/>
          <table:table-cell office:value-type="float" office:value="2007">
            <text:p>2007</text:p>
          </table:table-cell>
          <table:table-cell office:value-type="float" office:value="88624">
            <text:p>88624</text:p>
          </table:table-cell>
          <table:table-cell office:value-type="float" office:value="616">
            <text:p>616</text:p>
          </table:table-cell>
          <table:table-cell office:value-type="float" office:value="58">
            <text:p>58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Alberta</text:p>
          </table:table-cell>
          <table:table-cell office:value-type="string">
            <text:p>VE7QF/VE6</text:p>
          </table:table-cell>
          <table:table-cell/>
          <table:table-cell office:value-type="float" office:value="2007">
            <text:p>2007</text:p>
          </table:table-cell>
          <table:table-cell office:value-type="float" office:value="90915">
            <text:p>90915</text:p>
          </table:table-cell>
          <table:table-cell office:value-type="float" office:value="668">
            <text:p>668</text:p>
          </table:table-cell>
          <table:table-cell office:value-type="float" office:value="57">
            <text:p>57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British Columbia</text:p>
          </table:table-cell>
          <table:table-cell office:value-type="string">
            <text:p>VE7SZ</text:p>
          </table:table-cell>
          <table:table-cell office:value-type="string">
            <text:p>(VAR7RR op)</text:p>
          </table:table-cell>
          <table:table-cell office:value-type="float" office:value="2003">
            <text:p>2003</text:p>
          </table:table-cell>
          <table:table-cell office:value-type="float" office:value="166981">
            <text:p>166981</text:p>
          </table:table-cell>
          <table:table-cell office:value-type="float" office:value="1299">
            <text:p>1299</text:p>
          </table:table-cell>
          <table:table-cell office:value-type="float" office:value="57">
            <text:p>57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Manitoba</text:p>
          </table:table-cell>
          <table:table-cell office:value-type="string">
            <text:p>VE4GV</text:p>
          </table:table-cell>
          <table:table-cell/>
          <table:table-cell office:value-type="float" office:value="1992">
            <text:p>1992</text:p>
          </table:table-cell>
          <table:table-cell office:value-type="float" office:value="113332">
            <text:p>113332</text:p>
          </table:table-cell>
          <table:table-cell office:value-type="float" office:value="872">
            <text:p>872</text:p>
          </table:table-cell>
          <table:table-cell office:value-type="float" office:value="58">
            <text:p>58</text:p>
          </table:table-cell>
          <table:table-cell office:value-type="string">
            <text:p>PROVINCE</text:p>
          </table:table-cell>
        </table:table-row>
        <table:table-row table:style-name="ro1">
          <table:table-cell office:value-type="string">
            <text:p>Maritimes-NL</text:p>
          </table:table-cell>
          <table:table-cell office:value-type="string">
            <text:p>VE1JX</text:p>
          </table:table-cell>
          <table:table-cell office:value-type="string">
            <text:p>(K6HNZ op)</text:p>
          </table:table-cell>
          <table:table-cell office:value-type="float" office:value="2001">
            <text:p>2001</text:p>
          </table:table-cell>
          <table:table-cell office:value-type="float" office:value="70672">
            <text:p>70672</text:p>
          </table:table-cell>
          <table:table-cell office:value-type="float" office:value="631">
            <text:p>631</text:p>
          </table:table-cell>
          <table:table-cell office:value-type="float" office:value="58">
            <text:p>58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NT-NU-YT</text:p>
          </table:table-cell>
          <table:table-cell office:value-type="string">
            <text:p>VY1JA</text:p>
          </table:table-cell>
          <table:table-cell/>
          <table:table-cell office:value-type="float" office:value="1997">
            <text:p>1997</text:p>
          </table:table-cell>
          <table:table-cell office:value-type="float" office:value="85318">
            <text:p>85318</text:p>
          </table:table-cell>
          <table:table-cell office:value-type="float" office:value="647">
            <text:p>647</text:p>
          </table:table-cell>
          <table:table-cell office:value-type="float" office:value="58">
            <text:p>58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Ontario</text:p>
          </table:table-cell>
          <table:table-cell office:value-type="string">
            <text:p>VE5KZ</text:p>
          </table:table-cell>
          <table:table-cell/>
          <table:table-cell office:value-type="float" office:value="2011">
            <text:p>2011</text:p>
          </table:table-cell>
          <table:table-cell office:value-type="float" office:value="121829">
            <text:p>121829</text:p>
          </table:table-cell>
          <table:table-cell office:value-type="float" office:value="875">
            <text:p>875</text:p>
          </table:table-cell>
          <table:table-cell office:value-type="float" office:value="58">
            <text:p>58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Quebec</text:p>
          </table:table-cell>
          <table:table-cell office:value-type="string">
            <text:p>VE2CUA</text:p>
          </table:table-cell>
          <table:table-cell office:value-type="string">
            <text:p>(AG8L op)</text:p>
          </table:table-cell>
          <table:table-cell office:value-type="float" office:value="1998">
            <text:p>1998</text:p>
          </table:table-cell>
          <table:table-cell office:value-type="float" office:value="78432">
            <text:p>78432</text:p>
          </table:table-cell>
          <table:table-cell office:value-type="float" office:value="570">
            <text:p>570</text:p>
          </table:table-cell>
          <table:table-cell office:value-type="float" office:value="57">
            <text:p>57</text:p>
          </table:table-cell>
          <table:table-cell office:value-type="string">
            <text:p>PROVINCE</text:p>
          </table:table-cell>
        </table:table-row>
        <table:table-row table:style-name="ro2">
          <table:table-cell office:value-type="string">
            <text:p>Saskatchewan</text:p>
          </table:table-cell>
          <table:table-cell office:value-type="string">
            <text:p>VE5MX</text:p>
          </table:table-cell>
          <table:table-cell/>
          <table:table-cell office:value-type="float" office:value="2009">
            <text:p>2009</text:p>
          </table:table-cell>
          <table:table-cell office:value-type="float" office:value="60619">
            <text:p>60619</text:p>
          </table:table-cell>
          <table:table-cell office:value-type="float" office:value="424">
            <text:p>424</text:p>
          </table:table-cell>
          <table:table-cell office:value-type="float" office:value="57">
            <text:p>57</text:p>
          </table:table-cell>
          <table:table-cell office:value-type="string">
            <text:p>PROVINCE</text:p>
          </table:table-cell>
        </table:table-row>
      </table:table>
      <table:table table:name="Sheet2" table:style-name="ta1">
        <table:table-column table:style-name="co9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Bitstream Vera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16T11:13:16</meta:creation-date>
    <dc:date>2012-12-16T12:09:59</dc:date>
    <meta:editing-duration>PT41M32S</meta:editing-duration>
    <meta:editing-cycles>3</meta:editing-cycles>
    <meta:generator>LibreOffice/3.5$Linux_X86_64 LibreOffice_project/350m1$Build-2</meta:generator>
    <meta:document-statistic meta:table-count="3" meta:cell-count="851" meta:object-count="0"/>
  </office:meta>
</office:document-meta>
</file>